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co12" style:family="table-column">
      <style:table-column-properties fo:break-before="auto" style:column-width="22.67mm"/>
    </style:style>
    <style:style style:name="ro2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ext-properties style:font-name="Calibri" fo:font-size="11pt" style:font-size-asian="11pt" style:font-size-complex="11pt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ext-properties fo:color="#999999" style:font-name="Calibri" fo:font-size="11pt" style:font-size-asian="11pt" style:font-size-complex="11p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2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2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Implementiert?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1"/>
        </table:table-row>
        <table:table-row table:style-name="ro4">
          <table:table-cell table:style-name="ce1"/>
          <table:table-cell table:style-name="ce4" table:number-columns-repeated="6"/>
          <table:table-cell table:style-name="ce1"/>
          <table:table-cell table:style-name="ce14" table:number-columns-repeated="3"/>
          <table:table-cell table:style-name="ce4"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office:value-type="string" calcext:value-type="string">
            <text:p>online/offline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Wert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resetAll_IKNOWWHATIMDOING</text:p>
          </table:table-cell>
          <table:table-cell table:number-columns-repeated="2"/>
          <table:table-cell table:formula="of:=[.B10]&amp;[.C10]&amp;[.D10]&amp;[.E10]&amp;[.F10]" office:value-type="string" office:string-value="d15/set/kwl/resetAll_IKNOWWHATIMDOING" calcext:value-type="string">
            <text:p>d15/set/kwl/resetAll_IKNOWWHATIMDOING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lle in der KWL im EEPROM gespeicherten Werte und Einstellungen werden resettet, anschliessend wird neu gestartet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calibratefans</text:p>
          </table:table-cell>
          <table:table-cell table:number-columns-repeated="2"/>
          <table:table-cell table:formula="of:=[.B11]&amp;[.C11]&amp;[.D11]&amp;[.E11]&amp;[.F11]" office:value-type="string" office:string-value="d15/set/kwl/calibratefans" calcext:value-type="string">
            <text:p>d15/set/kwl/calibratefan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as PWM Signal für beide Lüfter wird kalibiriert.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TEMPERATUREN und TEMPERATURSENSOREN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ids</text:p>
          </table:table-cell>
          <table:table-cell/>
          <table:table-cell table:formula="of:=[.B13]&amp;[.C13]&amp;[.D13]&amp;[.E13]&amp;[.F13]" office:value-type="string" office:string-value="d15/set/kwl/temperatur/getids" calcext:value-type="string">
            <text:p>d15/set/kwl/temperatur/getids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Befehl: KWL liefert die Ids der Tempertursensoren für Sensor1, Sensor2, Sensor3, Sensor4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id</text:p>
          </table:table-cell>
          <table:table-cell/>
          <table:table-cell table:formula="of:=[.B14]&amp;[.C14]&amp;[.D14]&amp;[.E14]&amp;[.F14]" office:value-type="string" office:string-value="d15/state/kwl/aussenluft/id" calcext:value-type="string">
            <text:p>d15/state/kwl/aussen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ersten gefundenen Temperatursensors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id</text:p>
          </table:table-cell>
          <table:table-cell/>
          <table:table-cell table:formula="of:=[.B15]&amp;[.C15]&amp;[.D15]&amp;[.E15]&amp;[.F15]" office:value-type="string" office:string-value="d15/state/kwl/zuluft/id" calcext:value-type="string">
            <text:p>d15/state/kwl/zu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zweiten gefundenen Temperatursensors</text:p>
          </table:table-cell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id</text:p>
          </table:table-cell>
          <table:table-cell/>
          <table:table-cell table:formula="of:=[.B16]&amp;[.C16]&amp;[.D16]&amp;[.E16]&amp;[.F16]" office:value-type="string" office:string-value="d15/state/kwl/abluft/id" calcext:value-type="string">
            <text:p>d15/state/kwl/ab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dritten gefundenen Temperatursensors</text:p>
          </table:table-cell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id</text:p>
          </table:table-cell>
          <table:table-cell/>
          <table:table-cell table:formula="of:=[.B17]&amp;[.C17]&amp;[.D17]&amp;[.E17]&amp;[.F17]" office:value-type="string" office:string-value="d15/state/kwl/fortluft/id" calcext:value-type="string">
            <text:p>d15/state/kwl/fort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vierten gefundenen Temperatursensors</text:p>
          </table:table-cell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9]&amp;[.C19]&amp;[.D19]&amp;[.E19]&amp;[.F19]" office:value-type="string" office:string-value="d15/set/kwl/temperatur/gettemp" calcext:value-type="string">
            <text:p>d15/set/kwl/temperatur/gettemp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aussenluft/temperatur" calcext:value-type="string">
            <text:p>d15/state/kwl/aussenluft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1]&amp;[.C21]&amp;[.D21]&amp;[.E21]&amp;[.F21]" office:value-type="string" office:string-value="d15/state/kwl/zuluft/temperatur" calcext:value-type="string">
            <text:p>d15/state/kwl/zu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2]&amp;[.C22]&amp;[.D22]&amp;[.E22]&amp;[.F22]" office:value-type="string" office:string-value="d15/state/kwl/abluft/temperatur" calcext:value-type="string">
            <text:p>d15/state/kwl/ab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3]&amp;[.C23]&amp;[.D23]&amp;[.E23]&amp;[.F23]" office:value-type="string" office:string-value="d15/state/kwl/fortluft/temperatur" calcext:value-type="string">
            <text:p>d15/state/kwl/fort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24]&amp;[.C24]&amp;[.D24]&amp;[.E24]&amp;[.F24]" office:value-type="string" office:string-value="d15/state/kwl/antifreeze" calcext:value-type="string">
            <text:p>d15/state/kwl/antifreeze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25]&amp;[.C25]&amp;[.D25]&amp;[.E25]&amp;[.F25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4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7]&amp;[.C27]&amp;[.D27]&amp;[.E27]&amp;[.F27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3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2"/>
        </table:table-row>
        <table:table-row table:style-name="ro4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9]&amp;[.C29]&amp;[.D29]&amp;[.E29]&amp;[.F29]" office:value-type="string" office:string-value="d15/set/kwl/lueftungsstufe" calcext:value-type="string">
            <text:p>d15/set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n (abhängig Definition SourceCode)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0]&amp;[.C30]&amp;[.D30]&amp;[.E30]&amp;[.F30]" office:value-type="string" office:string-value="d15/state/kwl/lueftungsstufe" calcext:value-type="string">
            <text:p>d15/state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calculatespeed</text:p>
          </table:table-cell>
          <table:table-cell/>
          <table:table-cell table:formula="of:=[.B32]&amp;[.C32]&amp;[.D32]&amp;[.E32]&amp;[.F32]" office:value-type="string" office:string-value="d15/set/kwl/fans/calculatespeed" calcext:value-type="string">
            <text:p>d15/set/kwl/fans/calculate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finiert, wie das PWM Signal berechnet wird</text:p>
          </table:table-cell>
          <table:table-cell office:value-type="string" calcext:value-type="string">
            <text:p>PID oder PROP</text:p>
          </table:table-cell>
          <table:table-cell office:value-type="string" calcext:value-type="string">
            <text:p>PID = PID-Regler PROP=Proportional zur Nromdrehzahl</text:p>
          </table:table-cell>
          <table:table-cell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3]&amp;[.C33]&amp;[.D33]&amp;[.E33]&amp;[.F33]" office:value-type="string" office:string-value="d15/set/kwl/fans/getspeed" calcext:value-type="string">
            <text:p>d15/set/kwl/fans/get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4]&amp;[.C34]&amp;[.D34]&amp;[.E34]&amp;[.F34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5]&amp;[.C35]&amp;[.D35]&amp;[.E35]&amp;[.F35]" office:value-type="string" office:string-value="d15/state/kwl/fan1/speed" calcext:value-type="string">
            <text:p>d15/state/kwl/fan1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6]&amp;[.C36]&amp;[.D36]&amp;[.E36]&amp;[.F36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7]&amp;[.C37]&amp;[.D37]&amp;[.E37]&amp;[.F37]" office:value-type="string" office:string-value="d15/state/kwl/fan2/speed" calcext:value-type="string">
            <text:p>d15/state/kwl/fan2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39]&amp;[.C39]&amp;[.D39]&amp;[.E39]&amp;[.F39]" office:value-type="string" office:string-value="d15/set/kwl/summerbypass/getvalues" calcext:value-type="string">
            <text:p>d15/set/kwl/summerbypass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0]&amp;[.C40]&amp;[.D40]&amp;[.E40]&amp;[.F40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1]&amp;[.C41]&amp;[.D41]&amp;[.E41]&amp;[.F41]" office:value-type="string" office:string-value="d15/state/kwl/summerbypass/mode" calcext:value-type="string">
            <text:p>d15/state/kwl/summerbypass/mode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2]&amp;[.C42]&amp;[.D42]&amp;[.E42]&amp;[.F42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3]&amp;[.C43]&amp;[.D43]&amp;[.E43]&amp;[.F43]" office:value-type="string" office:string-value="d15/state/kwl/summerbypass/flap" calcext:value-type="string">
            <text:p>d15/state/kwl/summerbypass/flap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4]&amp;[.C44]&amp;[.D44]&amp;[.E44]&amp;[.F44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5]&amp;[.C45]&amp;[.D45]&amp;[.E45]&amp;[.F45]" office:value-type="string" office:string-value="d15/state/kwl/summerbypass/TempAbluftMin" calcext:value-type="string">
            <text:p>d15/state/kwl/summerbypass/TempAb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6]&amp;[.C46]&amp;[.D46]&amp;[.E46]&amp;[.F46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7]&amp;[.C47]&amp;[.D47]&amp;[.E47]&amp;[.F47]" office:value-type="string" office:string-value="d15/state/kwl/summerbypass/TempAussenluftMin" calcext:value-type="string">
            <text:p>d15/state/kwl/summerbypass/TempAussen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8]&amp;[.C48]&amp;[.D48]&amp;[.E48]&amp;[.F48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FEHLT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9]&amp;[.C49]&amp;[.D49]&amp;[.E49]&amp;[.F49]" office:value-type="string" office:string-value="d15/state/kwl/summerbypass/HystereseMinutes" calcext:value-type="string">
            <text:p>d15/state/kwl/summerbypass/HystereseMinutes</text:p>
          </table:table-cell>
          <table:table-cell office:value-type="string" calcext:value-type="string">
            <text:p>FEHLT</text:p>
          </table:table-cell>
          <table:table-cell table:number-columns-repeated="1015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52]&amp;[.C52]&amp;[.D52]&amp;[.E52]&amp;[.F52]" office:value-type="string" office:string-value="d15/debugset/kwl/fan1/getvalues" calcext:value-type="string">
            <text:p>d15/debugset/kwl/fan1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3]&amp;[.C53]&amp;[.D53]&amp;[.E53]&amp;[.F53]" office:value-type="string" office:string-value="d15/debugset/kwl/fan2/getvalues" calcext:value-type="string">
            <text:p>d15/debugset/kwl/fan2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4]&amp;[.C54]&amp;[.D54]&amp;[.E54]&amp;[.F54]" office:value-type="string" office:string-value="d15/debugstate/kwl/fan1" calcext:value-type="string">
            <text:p>d15/debugstate/kwl/fan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5]&amp;[.C55]&amp;[.D55]&amp;[.E55]&amp;[.F55]" office:value-type="string" office:string-value="d15/debugstate/kwl/fan2" calcext:value-type="string">
            <text:p>d15/debugstate/kwl/fan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6"/>
          <table:table-cell table:style-name="Default"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8]&amp;[.C58]&amp;[.D58]&amp;[.E58]&amp;[.F58]" office:value-type="string" office:string-value="d15/debugset/kwl/aussenluft/temperatur" calcext:value-type="string">
            <text:p>d15/debugset/kwl/aussen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9]&amp;[.C59]&amp;[.D59]&amp;[.E59]&amp;[.F59]" office:value-type="string" office:string-value="d15/debugset/kwl/zuluft/temperatur" calcext:value-type="string">
            <text:p>d15/debugset/kwl/zu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0]&amp;[.C60]&amp;[.D60]&amp;[.E60]&amp;[.F60]" office:value-type="string" office:string-value="d15/debugset/kwl/abluft/temperatur" calcext:value-type="string">
            <text:p>d15/debugset/kwl/ab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1]&amp;[.C61]&amp;[.D61]&amp;[.E61]&amp;[.F61]" office:value-type="string" office:string-value="d15/debugset/kwl/fortluft/temperatur" calcext:value-type="string">
            <text:p>d15/debugset/kwl/fort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 table:number-rows-repeated="5">
          <table:table-cell table:style-name="ce1"/>
          <table:table-cell table:number-columns-repeated="1023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4:Sheet1.M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.00.0000</text:date>, <text:time style:data-style-name="N2" text:time-value="15:11:05.8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43M21S</meta:editing-duration>
    <meta:editing-cycles>83</meta:editing-cycles>
    <meta:generator>LibreOffice/5.3.3.2$Windows_x86 LibreOffice_project/3d9a8b4b4e538a85e0782bd6c2d430bafe583448</meta:generator>
    <dc:date>2017-12-14T16:24:32.308000000</dc:date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